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rator" svg:font-family="Orator"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color="#0e0eff" draw:fill-gradient-name="Deep_20_Blue" draw:gradient-step-count="0" draw:textarea-horizontal-align="justify" draw:textarea-vertical-align="middle" draw:auto-grow-height="false" fo:min-height="0cm" fo:min-width="7.6cm"/>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svg:stroke-width="0.2cm" svg:stroke-color="#0084d1" draw:marker-start-width="0.8cm" draw:marker-end-width="0.8cm" draw:fill="none" draw:textarea-vertical-align="middle" fo:padding-top="0.225cm" fo:padding-bottom="0.225cm" fo:padding-left="0.35cm" fo:padding-right="0.35cm"/>
    </style:style>
    <style:style style:name="gr4" style:family="graphic" style:parent-style-name="objectwithoutfill">
      <style:graphic-properties svg:stroke-width="0.2cm" svg:stroke-color="#2489db" draw:marker-start-width="0.8cm" draw:marker-end-width="0.8cm" draw:fill="none" draw:textarea-vertical-align="middle" fo:padding-top="0.225cm" fo:padding-bottom="0.225cm" fo:padding-left="0.35cm" fo:padding-right="0.3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objectwithoutfill">
      <style:graphic-properties svg:stroke-color="#6666ff" draw:fill="none"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2.05cm" fo:min-width="0cm"/>
    </style:style>
    <style:style style:name="gr9"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0.516cm" fo:min-width="0cm"/>
    </style:style>
    <style:style style:name="gr10"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1.536cm" fo:min-width="0cm"/>
    </style:style>
    <style:style style:name="gr11" style:family="graphic" style:parent-style-name="standard">
      <style:graphic-properties draw:stroke-linejoin="none" draw:fill="gradient" draw:fill-gradient-name="Deep_20_Blue" draw:gradient-step-count="0" draw:fill-hatch-solid="false" draw:textarea-horizontal-align="justify" draw:textarea-vertical-align="middle" draw:auto-grow-height="false" fo:min-height="1.03cm" fo:min-width="0cm"/>
    </style:style>
    <style:style style:name="P1" style:family="paragraph">
      <loext:graphic-properties draw:fill="gradient" draw:fill-color="#0e0eff" draw:fill-gradient-name="Deep_20_Blue" draw:gradient-step-count="0"/>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gradient" draw:fill-gradient-name="Deep_20_Blue" draw:gradient-step-count="0" draw:fill-hatch-solid="false"/>
      <style:paragraph-properties fo:text-align="center"/>
    </style:style>
  </office:automatic-styles>
  <office:body>
    <office:drawing>
      <draw:page draw:name="page1" draw:style-name="dp1" draw:master-page-name="Default">
        <draw:custom-shape draw:style-name="gr1" draw:text-style-name="P1" draw:layer="layout" svg:width="8.1cm" svg:height="0.195cm" svg:x="4.6cm" svg:y="11.652cm">
          <text:p/>
          <draw:enhanced-geometry svg:viewBox="0 0 21600 21600" draw:path-stretchpoint-x="10800" draw:path-stretchpoint-y="10800" draw:text-areas="?f3 ?f4 ?f5 ?f6" draw:mirror-vertic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1.3cm" svg:x="7.799cm" svg:y="11.8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2" draw:layer="layout" svg:width="0.9cm" svg:height="1.4cm" svg:x="7.943cm" svg:y="10.16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line draw:style-name="gr3" draw:text-style-name="P3" draw:layer="layout" svg:x1="8.043cm" svg:y1="15.967cm" svg:x2="7.543cm" svg:y2="19.067cm">
            <text:p/>
          </draw:line>
          <draw:custom-shape draw:style-name="gr2" draw:text-style-name="P2" draw:layer="layout" svg:width="1.43cm" svg:height="0.3cm" draw:transform="rotate (-0.0233874119767237) translate (6.813cm 18.96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3" draw:text-style-name="P3" draw:layer="layout" svg:x1="8.806cm" svg:y1="15.967cm" svg:x2="9.306cm" svg:y2="19.067cm">
            <text:p/>
          </draw:line>
          <draw:custom-shape draw:style-name="gr2" draw:text-style-name="P2" draw:layer="layout" svg:width="1.43cm" svg:height="0.3cm" draw:transform="rotate (-0.0233874119767237) translate (8.602cm 18.967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 draw:text-style-name="P2" draw:layer="layout" svg:width="1.2cm" svg:height="1.1cm" svg:x="7.799cm" svg:y="14.9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th draw:style-name="gr4" draw:text-style-name="P3" draw:layer="layout" svg:width="0.536cm" svg:height="2.076cm" draw:transform="rotate (1.83870436697603) translate (8.84638066117807cm 12.9476270982213cm)" svg:viewBox="0 0 537 2077" svg:d="M2 0c1 148 18 298 0 444-20 160 102 257 117 405 14 131 45 263 78 392 35 134 35 270 66 405 36 153 126 286 235 392l39 39">
          <text:p/>
        </draw:path>
        <draw:path draw:style-name="gr4" draw:text-style-name="P3" draw:layer="layout" svg:width="0.087cm" svg:height="0.602cm" svg:x="8.357cm" svg:y="11.496cm" svg:viewBox="0 0 88 603" svg:d="M0 0c30 146 58 293 88 441v147 15">
          <text:p/>
        </draw:path>
        <draw:path draw:style-name="gr4" draw:text-style-name="P3" draw:layer="layout" svg:width="1.623cm" svg:height="1.4cm" draw:transform="rotate (-3.14159265358979) translate (7.824cm 13.301cm)" svg:viewBox="0 0 1624 1401" svg:d="M0 0c132 66 259 148 398 197 151 53 185 205 310 285 112 71 216 157 317 244 105 91 227 150 334 239 121 100 201 239 247 384l18 52">
          <text:p/>
        </draw:path>
        <draw:custom-shape draw:style-name="gr5" draw:text-style-name="P2" draw:layer="layout" svg:width="1.2cm" svg:height="3cm" svg:x="7.799cm" svg:y="12.5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3" draw:layer="layout" svg:x1="8.999cm" svg:y1="12.734cm" svg:x2="8.999cm" svg:y2="15.534cm">
          <text:p/>
        </draw:line>
        <draw:line draw:style-name="gr6" draw:text-style-name="P3" draw:layer="layout" svg:x1="7.799cm" svg:y1="12.534cm" svg:x2="7.799cm" svg:y2="15.334cm">
          <text:p/>
        </draw:line>
        <draw:custom-shape draw:style-name="gr7" draw:text-style-name="P2" draw:layer="layout" svg:width="0.711cm" svg:height="0.355cm" draw:transform="rotate (3.09813395521513) translate (6.585cm 1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2" draw:layer="layout" svg:width="0.711cm" svg:height="0.355cm" draw:transform="rotate (3.09813395521513) translate (10.985cm 1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8" draw:text-style-name="P4" draw:layer="layout" svg:width="0.144cm" svg:height="2.3cm" svg:x="12.156cm" svg:y="10.6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0.144cm" svg:height="0.766cm" svg:x="11.575cm" svg:y="11.367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0.146cm" svg:height="1.786cm" svg:x="11.96cm" svg:y="10.86cm">
            <text:p/>
            <draw:enhanced-geometry svg:viewBox="0 0 21600 21600" draw:path-stretchpoint-x="10800" draw:path-stretchpoint-y="10800" draw:text-areas="?f3 ?f4 ?f5 ?f6" draw:mirror-horizontal="tru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0.144cm" svg:height="1.28cm" svg:x="11.767cm" svg:y="11.113cm">
            <text:p/>
            <draw:enhanced-geometry svg:viewBox="0 0 21600 21600" draw:path-stretchpoint-x="10800" draw:path-stretchpoint-y="10800" draw:text-areas="?f3 ?f4 ?f5 ?f6" draw:mirror-horizontal="tru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 draw:text-style-name="P4" draw:layer="layout" svg:width="0.144cm" svg:height="2.3cm" svg:x="4.875cm" svg:y="10.6cm">
            <text:p/>
            <draw:enhanced-geometry svg:viewBox="0 0 21600 21600" draw:path-stretchpoint-x="10800" draw:path-stretchpoint-y="10800" draw:text-areas="?f3 ?f4 ?f5 ?f6"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0.144cm" svg:height="0.766cm" svg:x="5.456cm" svg:y="11.36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0.146cm" svg:height="1.786cm" svg:x="5.069cm" svg:y="10.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4" draw:layer="layout" svg:width="0.144cm" svg:height="1.28cm" svg:x="5.264cm" svg:y="11.113cm">
            <text:p/>
            <draw:enhanced-geometry svg:viewBox="0 0 21600 21600" draw:path-stretchpoint-x="10800" draw:path-stretchpoint-y="10800" draw:text-areas="?f3 ?f4 ?f5 ?f6" draw:mirror-horizont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rator" svg:font-family="Orator"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Tango_20_Blue" draw:display-name="Tango Blue" draw:style="linear" draw:start-color="#729fcf" draw:end-color="#204a87" draw:start-intensity="100%" draw:end-intensity="100%" draw:angle="300" draw:border="0%"/>
    <draw:hatch draw:name="Blue_20_Triple_20_90_20_Degrees" draw:display-name="Blue Triple 90 Degrees" draw:style="triple" draw:color="#0000ff" draw:distance="0.102cm" draw:rotation="90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2-28T08:10:34.388103132</dc:date>
    <meta:generator>LibreOffice/6.0.2.1$Linux_X86_64 LibreOffice_project/00m0$Build-1</meta:generator>
    <meta:editing-duration>PT11M52S</meta:editing-duration>
    <meta:editing-cycles>7</meta:editing-cycles>
    <meta:document-statistic meta:object-count="28"/>
  </office:meta>
</office:document-meta>
</file>